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4.89cm"/>
    </style:style>
    <style:style style:name="co19" style:family="table-column">
      <style:table-column-properties fo:break-before="auto" style:column-width="2.96cm"/>
    </style:style>
    <style:style style:name="co17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655cm"/>
    </style:style>
    <style:style style:name="co20" style:family="table-column">
      <style:table-column-properties fo:break-before="auto" style:column-width="1.79cm"/>
    </style:style>
    <style:style style:name="co21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9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9"/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9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4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9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9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9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9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style-name="ce27" table:formula="of:=[.H24]+[.G25]" office:value-type="float" office:value="10905" calcext:value-type="float">
            <text:p>10905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9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style-name="ce27" table:formula="of:=[.H25]+[.G26]" office:value-type="float" office:value="11477" calcext:value-type="float">
            <text:p>1147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9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style-name="ce27" table:formula="of:=[.H26]+[.G27]" office:value-type="float" office:value="12154" calcext:value-type="float">
            <text:p>1215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style-name="ce27" table:formula="of:=[.H27]+[.G28]" office:value-type="float" office:value="12669" calcext:value-type="float">
            <text:p>12669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9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style-name="ce27" table:formula="of:=[.H28]+[.G29]" office:value-type="float" office:value="13547" calcext:value-type="float">
            <text:p>13547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.2" calcext:value-type="currency">
            <text:p>2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2.2" calcext:value-type="currency">
            <text:p>2,20 €</text:p>
          </table:table-cell>
          <table:table-cell table:style-name="ce28" table:formula="of:=[.N28]+[.M29]" office:value-type="currency" office:currency="EUR" office:value="550.87" calcext:value-type="currency">
            <text:p>550,87 €</text:p>
          </table:table-cell>
          <table:table-cell table:style-name="ce29" table:formula="of:=[.A29]*budgetjour-[.N29]" office:value-type="currency" office:currency="EUR" office:value="289.13" calcext:value-type="currency">
            <text:p>289,1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style-name="ce27" table:formula="of:=[.H29]+[.G30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" calcext:value-type="currency">
            <text:p>42,30 €</text:p>
          </table:table-cell>
          <table:table-cell table:style-name="ce28" table:formula="of:=2.2+6" office:value-type="currency" office:currency="EUR" office:value="8.2" calcext:value-type="currency">
            <text:p>8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50.5" calcext:value-type="currency">
            <text:p>50,50 €</text:p>
          </table:table-cell>
          <table:table-cell table:style-name="ce28" table:formula="of:=[.N29]+[.M30]" office:value-type="currency" office:currency="EUR" office:value="601.37" calcext:value-type="currency">
            <text:p>601,37 €</text:p>
          </table:table-cell>
          <table:table-cell table:style-name="ce29" table:formula="of:=[.A30]*budgetjour-[.N30]" office:value-type="currency" office:currency="EUR" office:value="268.63" calcext:value-type="currency">
            <text:p>268,6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style-name="ce27" table:formula="of:=[.H30]+[.G31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1" calcext:value-type="currency">
            <text:p>42,31 €</text:p>
          </table:table-cell>
          <table:table-cell table:style-name="ce28" table:formula="of:=3.5+12.5+15+12.54" office:value-type="currency" office:currency="EUR" office:value="43.54" calcext:value-type="currency">
            <text:p>43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85.85" calcext:value-type="currency">
            <text:p>85,85 €</text:p>
          </table:table-cell>
          <table:table-cell table:style-name="ce28" table:formula="of:=[.N30]+[.M31]" office:value-type="currency" office:currency="EUR" office:value="687.22" calcext:value-type="currency">
            <text:p>687,22 €</text:p>
          </table:table-cell>
          <table:table-cell table:style-name="ce29" table:formula="of:=[.A31]*budgetjour-[.N31]" office:value-type="currency" office:currency="EUR" office:value="212.78" calcext:value-type="currency">
            <text:p>212,78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9" table:formula="of:=[.B31]+1" office:value-type="date" office:date-value="2021-07-01" calcext:value-type="date">
            <text:p>jeu. 1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style-name="ce27" table:formula="of:=[.H31]+[.G32]" office:value-type="float" office:value="14709" calcext:value-type="float">
            <text:p>14709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4.5" calcext:value-type="currency">
            <text:p>4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2]+[.K32]+[.L32]" office:value-type="currency" office:currency="EUR" office:value="4.5" calcext:value-type="currency">
            <text:p>4,50 €</text:p>
          </table:table-cell>
          <table:table-cell table:style-name="ce28" table:formula="of:=[.N31]+[.M32]" office:value-type="currency" office:currency="EUR" office:value="691.72" calcext:value-type="currency">
            <text:p>691,72 €</text:p>
          </table:table-cell>
          <table:table-cell table:style-name="ce29" table:formula="of:=[.A32]*budgetjour-[.N32]" office:value-type="currency" office:currency="EUR" office:value="238.28" calcext:value-type="currency">
            <text:p>238,28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9" table:formula="of:=[.B32]+1" office:value-type="date" office:date-value="2021-07-02" calcext:value-type="date">
            <text:p>ven. 2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style-name="ce27" table:formula="of:=[.H32]+[.G33]" office:value-type="float" office:value="15557" calcext:value-type="float">
            <text:p>15557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3]+[.K33]+[.L33]" office:value-type="currency" office:currency="EUR" office:value="0" calcext:value-type="currency">
            <text:p>0,00 €</text:p>
          </table:table-cell>
          <table:table-cell table:style-name="ce28" table:formula="of:=[.N32]+[.M33]" office:value-type="currency" office:currency="EUR" office:value="691.72" calcext:value-type="currency">
            <text:p>691,72 €</text:p>
          </table:table-cell>
          <table:table-cell table:style-name="ce29" table:formula="of:=[.A33]*budgetjour-[.N33]" office:value-type="currency" office:currency="EUR" office:value="268.28" calcext:value-type="currency">
            <text:p>268,28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9" table:formula="of:=[.B33]+1" office:value-type="date" office:date-value="2021-07-03" calcext:value-type="date">
            <text:p>sam. 3 juil.</text:p>
          </table:table-cell>
          <table:table-cell table:style-name="ce25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style-name="ce27" table:formula="of:=[.H33]+[.G34]" office:value-type="float" office:value="15926" calcext:value-type="float">
            <text:p>15926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1" calcext:value-type="currency">
            <text:p>41,00 €</text:p>
          </table:table-cell>
          <table:table-cell table:style-name="ce28" table:formula="of:=15.9+2.2" office:value-type="currency" office:currency="EUR" office:value="18.1" calcext:value-type="currency">
            <text:p>18,1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4]+[.K34]+[.L34]" office:value-type="currency" office:currency="EUR" office:value="59.1" calcext:value-type="currency">
            <text:p>59,10 €</text:p>
          </table:table-cell>
          <table:table-cell table:style-name="ce28" table:formula="of:=[.N33]+[.M34]" office:value-type="currency" office:currency="EUR" office:value="750.82" calcext:value-type="currency">
            <text:p>750,82 €</text:p>
          </table:table-cell>
          <table:table-cell table:style-name="ce29" table:formula="of:=[.A34]*budgetjour-[.N34]" office:value-type="currency" office:currency="EUR" office:value="239.18" calcext:value-type="currency">
            <text:p>239,18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9" table:formula="of:=[.B34]+1" office:value-type="date" office:date-value="2021-07-04" calcext:value-type="date">
            <text:p>dim. 4 juil.</text:p>
          </table:table-cell>
          <table:table-cell table:style-name="ce25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style-name="ce27" table:formula="of:=[.H34]+[.G35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1.95+12" office:value-type="currency" office:currency="EUR" office:value="13.95" calcext:value-type="currency">
            <text:p>13,9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5]+[.K35]+[.L35]" office:value-type="currency" office:currency="EUR" office:value="13.95" calcext:value-type="currency">
            <text:p>13,95 €</text:p>
          </table:table-cell>
          <table:table-cell table:style-name="ce28" table:formula="of:=[.N34]+[.M35]" office:value-type="currency" office:currency="EUR" office:value="764.77" calcext:value-type="currency">
            <text:p>764,77 €</text:p>
          </table:table-cell>
          <table:table-cell table:style-name="ce29" table:formula="of:=[.A35]*budgetjour-[.N35]" office:value-type="currency" office:currency="EUR" office:value="255.23" calcext:value-type="currency">
            <text:p>255,2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9" table:formula="of:=[.B35]+1" office:value-type="date" office:date-value="2021-07-05" calcext:value-type="date">
            <text:p>lun. 5 juil.</text:p>
          </table:table-cell>
          <table:table-cell table:style-name="ce25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5]+[.G36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6]+[.K36]+[.L36]" office:value-type="currency" office:currency="EUR" office:value="0" calcext:value-type="currency">
            <text:p>0,00 €</text:p>
          </table:table-cell>
          <table:table-cell table:style-name="ce28" table:formula="of:=[.N35]+[.M36]" office:value-type="currency" office:currency="EUR" office:value="764.77" calcext:value-type="currency">
            <text:p>764,77 €</text:p>
          </table:table-cell>
          <table:table-cell table:style-name="ce29" table:formula="of:=[.A36]*budgetjour-[.N36]" office:value-type="currency" office:currency="EUR" office:value="285.23" calcext:value-type="currency">
            <text:p>285,2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" table:formula="of:=[.B36]+1" office:value-type="date" office:date-value="2021-07-06" calcext:value-type="date">
            <text:p>mar. 6 juil.</text:p>
          </table:table-cell>
          <table:table-cell table:style-name="ce25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6]+[.G37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7]+[.K37]+[.L37]" office:value-type="currency" office:currency="EUR" office:value="0" calcext:value-type="currency">
            <text:p>0,00 €</text:p>
          </table:table-cell>
          <table:table-cell table:style-name="ce28" table:formula="of:=[.N36]+[.M37]" office:value-type="currency" office:currency="EUR" office:value="764.77" calcext:value-type="currency">
            <text:p>764,77 €</text:p>
          </table:table-cell>
          <table:table-cell table:style-name="ce29" table:formula="of:=[.A37]*budgetjour-[.N37]" office:value-type="currency" office:currency="EUR" office:value="315.23" calcext:value-type="currency">
            <text:p>315,23 €</text:p>
          </table:table-cell>
          <table:table-cell table:style-name="ce20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" table:formula="of:=[.B37]+1" office:value-type="date" office:date-value="2021-07-07" calcext:value-type="date">
            <text:p>mer. 7 juil.</text:p>
          </table:table-cell>
          <table:table-cell table:style-name="ce25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7]+[.G38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8]+[.K38]+[.L38]" office:value-type="currency" office:currency="EUR" office:value="0" calcext:value-type="currency">
            <text:p>0,00 €</text:p>
          </table:table-cell>
          <table:table-cell table:style-name="ce28" table:formula="of:=[.N37]+[.M38]" office:value-type="currency" office:currency="EUR" office:value="764.77" calcext:value-type="currency">
            <text:p>764,77 €</text:p>
          </table:table-cell>
          <table:table-cell table:style-name="ce29" table:formula="of:=[.A38]*budgetjour-[.N38]" office:value-type="currency" office:currency="EUR" office:value="345.23" calcext:value-type="currency">
            <text:p>345,2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" table:formula="of:=[.B38]+1" office:value-type="date" office:date-value="2021-07-08" calcext:value-type="date">
            <text:p>jeu. 8 juil.</text:p>
          </table:table-cell>
          <table:table-cell table:style-name="ce25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style-name="ce27" table:formula="of:=[.H38]+[.G39]" office:value-type="float" office:value="16933" calcext:value-type="float">
            <text:p>1693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" calcext:value-type="currency">
            <text:p>1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9]+[.K39]+[.L39]" office:value-type="currency" office:currency="EUR" office:value="1" calcext:value-type="currency">
            <text:p>1,00 €</text:p>
          </table:table-cell>
          <table:table-cell table:style-name="ce28" table:formula="of:=[.N38]+[.M39]" office:value-type="currency" office:currency="EUR" office:value="765.77" calcext:value-type="currency">
            <text:p>765,77 €</text:p>
          </table:table-cell>
          <table:table-cell table:style-name="ce29" table:formula="of:=[.A39]*budgetjour-[.N39]" office:value-type="currency" office:currency="EUR" office:value="374.23" calcext:value-type="currency">
            <text:p>374,23 €</text:p>
          </table:table-cell>
          <table:table-cell table:style-name="ce20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" table:formula="of:=[.B39]+1" office:value-type="date" office:date-value="2021-07-09" calcext:value-type="date">
            <text:p>ven. 9 juil.</text:p>
          </table:table-cell>
          <table:table-cell table:style-name="ce25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style-name="ce27" table:formula="of:=[.H39]+[.G40]" office:value-type="float" office:value="17344" calcext:value-type="float">
            <text:p>17344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" calcext:value-type="currency">
            <text:p>2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0]+[.K40]+[.L40]" office:value-type="currency" office:currency="EUR" office:value="2" calcext:value-type="currency">
            <text:p>2,00 €</text:p>
          </table:table-cell>
          <table:table-cell table:style-name="ce28" table:formula="of:=[.N39]+[.M40]" office:value-type="currency" office:currency="EUR" office:value="767.77" calcext:value-type="currency">
            <text:p>767,77 €</text:p>
          </table:table-cell>
          <table:table-cell table:style-name="ce29" table:formula="of:=[.A40]*budgetjour-[.N40]" office:value-type="currency" office:currency="EUR" office:value="402.23" calcext:value-type="currency">
            <text:p>402,23 €</text:p>
          </table:table-cell>
          <table:table-cell table:style-name="ce20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" table:formula="of:=[.B40]+1" office:value-type="date" office:date-value="2021-07-10" calcext:value-type="date">
            <text:p>sam. 10 juil.</text:p>
          </table:table-cell>
          <table:table-cell table:style-name="ce25" table:formula="of:=[.D40]" office:value-type="string" office:string-value="Llanos del Caudillo" calcext:value-type="string">
            <text:p>Llanos del Caudillo</text:p>
          </table:table-cell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style-name="ce27" table:formula="of:=[.H40]+[.G41]" office:value-type="float" office:value="17743" calcext:value-type="float">
            <text:p>17743,00</text:p>
          </table:table-cell>
          <table:table-cell office:value-type="string" calcext:value-type="string">
            <text:p>Hosta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table:formula="of:=12.88" office:value-type="currency" office:currency="EUR" office:value="12.88" calcext:value-type="currency">
            <text:p>12,88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1]+[.K41]+[.L41]" office:value-type="currency" office:currency="EUR" office:value="57.88" calcext:value-type="currency">
            <text:p>57,88 €</text:p>
          </table:table-cell>
          <table:table-cell table:style-name="ce28" table:formula="of:=[.N40]+[.M41]" office:value-type="currency" office:currency="EUR" office:value="825.65" calcext:value-type="currency">
            <text:p>825,65 €</text:p>
          </table:table-cell>
          <table:table-cell table:style-name="ce29" table:formula="of:=[.A41]*budgetjour-[.N41]" office:value-type="currency" office:currency="EUR" office:value="374.35" calcext:value-type="currency">
            <text:p>374,35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" table:formula="of:=[.B41]+1" office:value-type="date" office:date-value="2021-07-11" calcext:value-type="date">
            <text:p>dim. 11 juil.</text:p>
          </table:table-cell>
          <table:table-cell table:style-name="ce25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style-name="ce27" table:formula="of:=[.H41]+[.G42]" office:value-type="float" office:value="19009" calcext:value-type="float">
            <text:p>19009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3.2" calcext:value-type="currency">
            <text:p>43,20 €</text:p>
          </table:table-cell>
          <table:table-cell table:style-name="ce28" office:value-type="currency" office:currency="EUR" office:value="16.4" calcext:value-type="currency">
            <text:p>16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2]+[.K42]+[.L42]" office:value-type="currency" office:currency="EUR" office:value="59.6" calcext:value-type="currency">
            <text:p>59,60 €</text:p>
          </table:table-cell>
          <table:table-cell table:style-name="ce28" table:formula="of:=[.N41]+[.M42]" office:value-type="currency" office:currency="EUR" office:value="885.25" calcext:value-type="currency">
            <text:p>885,25 €</text:p>
          </table:table-cell>
          <table:table-cell table:style-name="ce29" table:formula="of:=[.A42]*budgetjour-[.N42]" office:value-type="currency" office:currency="EUR" office:value="344.75" calcext:value-type="currency">
            <text:p>344,75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" table:formula="of:=[.B42]+1" office:value-type="date" office:date-value="2021-07-12" calcext:value-type="date">
            <text:p>lun. 12 juil.</text:p>
          </table:table-cell>
          <table:table-cell table:style-name="ce25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style-name="ce27" table:formula="of:=[.H42]+[.G43]" office:value-type="float" office:value="19009" calcext:value-type="float">
            <text:p>19009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4" calcext:value-type="currency">
            <text:p>44,00 €</text:p>
          </table:table-cell>
          <table:table-cell table:style-name="ce28" table:formula="of:=7.47" office:value-type="currency" office:currency="EUR" office:value="7.47" calcext:value-type="currency">
            <text:p>7,4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3]+[.K43]+[.L43]" office:value-type="currency" office:currency="EUR" office:value="51.47" calcext:value-type="currency">
            <text:p>51,47 €</text:p>
          </table:table-cell>
          <table:table-cell table:style-name="ce28" table:formula="of:=[.N42]+[.M43]" office:value-type="currency" office:currency="EUR" office:value="936.72" calcext:value-type="currency">
            <text:p>936,72 €</text:p>
          </table:table-cell>
          <table:table-cell table:style-name="ce29" table:formula="of:=[.A43]*budgetjour-[.N43]" office:value-type="currency" office:currency="EUR" office:value="323.28" calcext:value-type="currency">
            <text:p>323,28 €</text:p>
          </table:table-cell>
          <table:table-cell table:style-name="ce20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" table:formula="of:=[.B43]+1" office:value-type="date" office:date-value="2021-07-13" calcext:value-type="date">
            <text:p>mar. 13 juil.</text:p>
          </table:table-cell>
          <table:table-cell table:style-name="ce25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style-name="ce27" table:formula="of:=[.H43]+[.G44]" office:value-type="float" office:value="20213" calcext:value-type="float">
            <text:p>20213,00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style-name="ce28" table:formula="of:=[.J44]+[.K44]+[.L44]" office:value-type="currency" office:currency="EUR" office:value="2.4" calcext:value-type="currency">
            <text:p>2,40 €</text:p>
          </table:table-cell>
          <table:table-cell table:style-name="ce28" table:formula="of:=[.N43]+[.M44]" office:value-type="currency" office:currency="EUR" office:value="939.12" calcext:value-type="currency">
            <text:p>939,12 €</text:p>
          </table:table-cell>
          <table:table-cell table:style-name="ce29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" table:formula="of:=[.B44]+1" office:value-type="date" office:date-value="2021-07-14" calcext:value-type="date">
            <text:p>mer. 14 juil.</text:p>
          </table:table-cell>
          <table:table-cell table:style-name="ce25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style-name="ce27" table:formula="of:=[.H44]+[.G45]" office:value-type="float" office:value="20795" calcext:value-type="float">
            <text:p>20795,00</text:p>
          </table:table-cell>
          <table:table-cell office:value-type="string" calcext:value-type="string">
            <text:p>Joaqui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8" table:formula="of:=[.J45]+[.K45]+[.L45]" office:value-type="currency" office:currency="EUR" office:value="0" calcext:value-type="currency">
            <text:p>0,00 €</text:p>
          </table:table-cell>
          <table:table-cell table:style-name="ce28" table:formula="of:=[.N44]+[.M45]" office:value-type="currency" office:currency="EUR" office:value="939.12" calcext:value-type="currency">
            <text:p>939,12 €</text:p>
          </table:table-cell>
          <table:table-cell table:style-name="ce29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" table:formula="of:=[.B45]+1" office:value-type="date" office:date-value="2021-07-15" calcext:value-type="date">
            <text:p>jeu. 15 juil.</text:p>
          </table:table-cell>
          <table:table-cell table:style-name="ce25" table:formula="of:=[.D45]" office:value-type="string" office:string-value="Granada" calcext:value-type="string">
            <text:p>Granada</text:p>
          </table:table-cell>
          <table:table-cell table:number-columns-repeated="2"/>
          <table:table-cell table:formula="of:=[.F45]+[.E46]" office:value-type="float" office:value="2739" calcext:value-type="float">
            <text:p>2739</text:p>
          </table:table-cell>
          <table:table-cell/>
          <table:table-cell table:style-name="ce27" table:formula="of:=[.H45]+[.G46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46]+[.K46]+[.L46]" office:value-type="currency" office:currency="EUR" office:value="0" calcext:value-type="currency">
            <text:p>0,00 €</text:p>
          </table:table-cell>
          <table:table-cell table:style-name="ce28" table:formula="of:=[.N45]+[.M46]" office:value-type="currency" office:currency="EUR" office:value="939.12" calcext:value-type="currency">
            <text:p>939,12 €</text:p>
          </table:table-cell>
          <table:table-cell table:style-name="ce29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9" table:formula="of:=[.B46]+1" office:value-type="date" office:date-value="2021-07-16" calcext:value-type="date">
            <text:p>ven. 16 juil.</text:p>
          </table:table-cell>
          <table:table-cell table:style-name="ce25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2739" calcext:value-type="float">
            <text:p>2739</text:p>
          </table:table-cell>
          <table:table-cell/>
          <table:table-cell table:style-name="ce27" table:formula="of:=[.H46]+[.G47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47]+[.K47]+[.L47]" office:value-type="currency" office:currency="EUR" office:value="0" calcext:value-type="currency">
            <text:p>0,00 €</text:p>
          </table:table-cell>
          <table:table-cell table:style-name="ce28" table:formula="of:=[.N46]+[.M47]" office:value-type="currency" office:currency="EUR" office:value="939.12" calcext:value-type="currency">
            <text:p>939,12 €</text:p>
          </table:table-cell>
          <table:table-cell table:style-name="ce29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" table:formula="of:=[.B47]+1" office:value-type="date" office:date-value="2021-07-17" calcext:value-type="date">
            <text:p>sam. 17 juil.</text:p>
          </table:table-cell>
          <table:table-cell table:style-name="ce25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2739" calcext:value-type="float">
            <text:p>2739</text:p>
          </table:table-cell>
          <table:table-cell/>
          <table:table-cell table:style-name="ce27" table:formula="of:=[.H47]+[.G48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48]+[.K48]+[.L48]" office:value-type="currency" office:currency="EUR" office:value="0" calcext:value-type="currency">
            <text:p>0,00 €</text:p>
          </table:table-cell>
          <table:table-cell table:style-name="ce28" table:formula="of:=[.N47]+[.M48]" office:value-type="currency" office:currency="EUR" office:value="939.12" calcext:value-type="currency">
            <text:p>939,12 €</text:p>
          </table:table-cell>
          <table:table-cell table:style-name="ce29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" table:formula="of:=[.B48]+1" office:value-type="date" office:date-value="2021-07-18" calcext:value-type="date">
            <text:p>dim. 18 juil.</text:p>
          </table:table-cell>
          <table:table-cell table:style-name="ce25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2739" calcext:value-type="float">
            <text:p>2739</text:p>
          </table:table-cell>
          <table:table-cell/>
          <table:table-cell table:style-name="ce27" table:formula="of:=[.H48]+[.G49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49]+[.K49]+[.L49]" office:value-type="currency" office:currency="EUR" office:value="0" calcext:value-type="currency">
            <text:p>0,00 €</text:p>
          </table:table-cell>
          <table:table-cell table:style-name="ce28" table:formula="of:=[.N48]+[.M49]" office:value-type="currency" office:currency="EUR" office:value="939.12" calcext:value-type="currency">
            <text:p>939,12 €</text:p>
          </table:table-cell>
          <table:table-cell table:style-name="ce29" table:formula="of:=[.A49]*budgetjour-[.N49]" office:value-type="currency" office:currency="EUR" office:value="500.88" calcext:value-type="currency">
            <text:p>50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49]+1" office:value-type="date" office:date-value="2021-07-19" calcext:value-type="date">
            <text:p>lun. 19 juil.</text:p>
          </table:table-cell>
          <table:table-cell table:style-name="ce25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739" calcext:value-type="float">
            <text:p>2739</text:p>
          </table:table-cell>
          <table:table-cell/>
          <table:table-cell table:style-name="ce27" table:formula="of:=[.H49]+[.G50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50]+[.K50]+[.L50]" office:value-type="currency" office:currency="EUR" office:value="0" calcext:value-type="currency">
            <text:p>0,00 €</text:p>
          </table:table-cell>
          <table:table-cell table:style-name="ce28" table:formula="of:=[.N49]+[.M50]" office:value-type="currency" office:currency="EUR" office:value="939.12" calcext:value-type="currency">
            <text:p>939,12 €</text:p>
          </table:table-cell>
          <table:table-cell table:style-name="ce29" table:formula="of:=[.A50]*budgetjour-[.N50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0]+1" office:value-type="date" office:date-value="2021-07-20" calcext:value-type="date">
            <text:p>mar. 20 juil.</text:p>
          </table:table-cell>
          <table:table-cell table:style-name="ce25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739" calcext:value-type="float">
            <text:p>2739</text:p>
          </table:table-cell>
          <table:table-cell/>
          <table:table-cell table:style-name="ce27" table:formula="of:=[.H50]+[.G51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51]+[.K51]+[.L51]" office:value-type="currency" office:currency="EUR" office:value="0" calcext:value-type="currency">
            <text:p>0,00 €</text:p>
          </table:table-cell>
          <table:table-cell table:style-name="ce28" table:formula="of:=[.N50]+[.M51]" office:value-type="currency" office:currency="EUR" office:value="939.12" calcext:value-type="currency">
            <text:p>939,12 €</text:p>
          </table:table-cell>
          <table:table-cell table:style-name="ce29" table:formula="of:=[.A51]*budgetjour-[.N51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1]+1" office:value-type="date" office:date-value="2021-07-21" calcext:value-type="date">
            <text:p>mer. 21 juil.</text:p>
          </table:table-cell>
          <table:table-cell table:style-name="ce25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739" calcext:value-type="float">
            <text:p>2739</text:p>
          </table:table-cell>
          <table:table-cell/>
          <table:table-cell table:style-name="ce27" table:formula="of:=[.H51]+[.G52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52]+[.K52]+[.L52]" office:value-type="currency" office:currency="EUR" office:value="0" calcext:value-type="currency">
            <text:p>0,00 €</text:p>
          </table:table-cell>
          <table:table-cell table:style-name="ce28" table:formula="of:=[.N51]+[.M52]" office:value-type="currency" office:currency="EUR" office:value="939.12" calcext:value-type="currency">
            <text:p>939,12 €</text:p>
          </table:table-cell>
          <table:table-cell table:style-name="ce29" table:formula="of:=[.A52]*budgetjour-[.N52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2]+1" office:value-type="date" office:date-value="2021-07-22" calcext:value-type="date">
            <text:p>jeu. 22 juil.</text:p>
          </table:table-cell>
          <table:table-cell table:style-name="ce25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739" calcext:value-type="float">
            <text:p>2739</text:p>
          </table:table-cell>
          <table:table-cell/>
          <table:table-cell table:style-name="ce27" table:formula="of:=[.H52]+[.G53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53]+[.K53]+[.L53]" office:value-type="currency" office:currency="EUR" office:value="0" calcext:value-type="currency">
            <text:p>0,00 €</text:p>
          </table:table-cell>
          <table:table-cell table:style-name="ce28" table:formula="of:=[.N52]+[.M53]" office:value-type="currency" office:currency="EUR" office:value="939.12" calcext:value-type="currency">
            <text:p>939,12 €</text:p>
          </table:table-cell>
          <table:table-cell table:style-name="ce29" table:formula="of:=[.A53]*budgetjour-[.N53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3]+1" office:value-type="date" office:date-value="2021-07-23" calcext:value-type="date">
            <text:p>ven. 23 juil.</text:p>
          </table:table-cell>
          <table:table-cell table:style-name="ce25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739" calcext:value-type="float">
            <text:p>2739</text:p>
          </table:table-cell>
          <table:table-cell/>
          <table:table-cell table:style-name="ce27" table:formula="of:=[.H53]+[.G54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54]+[.K54]+[.L54]" office:value-type="currency" office:currency="EUR" office:value="0" calcext:value-type="currency">
            <text:p>0,00 €</text:p>
          </table:table-cell>
          <table:table-cell table:style-name="ce28" table:formula="of:=[.N53]+[.M54]" office:value-type="currency" office:currency="EUR" office:value="939.12" calcext:value-type="currency">
            <text:p>939,12 €</text:p>
          </table:table-cell>
          <table:table-cell table:style-name="ce29" table:formula="of:=[.A54]*budgetjour-[.N54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4]+1" office:value-type="date" office:date-value="2021-07-24" calcext:value-type="date">
            <text:p>sam. 24 juil.</text:p>
          </table:table-cell>
          <table:table-cell table:style-name="ce25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739" calcext:value-type="float">
            <text:p>2739</text:p>
          </table:table-cell>
          <table:table-cell/>
          <table:table-cell table:style-name="ce27" table:formula="of:=[.H54]+[.G55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55]+[.K55]+[.L55]" office:value-type="currency" office:currency="EUR" office:value="0" calcext:value-type="currency">
            <text:p>0,00 €</text:p>
          </table:table-cell>
          <table:table-cell table:style-name="ce28" table:formula="of:=[.N54]+[.M55]" office:value-type="currency" office:currency="EUR" office:value="939.12" calcext:value-type="currency">
            <text:p>939,12 €</text:p>
          </table:table-cell>
          <table:table-cell table:style-name="ce29" table:formula="of:=[.A55]*budgetjour-[.N55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5]+1" office:value-type="date" office:date-value="2021-07-25" calcext:value-type="date">
            <text:p>dim. 25 juil.</text:p>
          </table:table-cell>
          <table:table-cell table:style-name="ce25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739" calcext:value-type="float">
            <text:p>2739</text:p>
          </table:table-cell>
          <table:table-cell/>
          <table:table-cell table:style-name="ce27" table:formula="of:=[.H55]+[.G56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56]+[.K56]+[.L56]" office:value-type="currency" office:currency="EUR" office:value="0" calcext:value-type="currency">
            <text:p>0,00 €</text:p>
          </table:table-cell>
          <table:table-cell table:style-name="ce28" table:formula="of:=[.N55]+[.M56]" office:value-type="currency" office:currency="EUR" office:value="939.12" calcext:value-type="currency">
            <text:p>939,12 €</text:p>
          </table:table-cell>
          <table:table-cell table:style-name="ce29" table:formula="of:=[.A56]*budgetjour-[.N56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6]+1" office:value-type="date" office:date-value="2021-07-26" calcext:value-type="date">
            <text:p>lun. 26 juil.</text:p>
          </table:table-cell>
          <table:table-cell table:style-name="ce25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739" calcext:value-type="float">
            <text:p>2739</text:p>
          </table:table-cell>
          <table:table-cell/>
          <table:table-cell table:style-name="ce27" table:formula="of:=[.H56]+[.G57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57]+[.K57]+[.L57]" office:value-type="currency" office:currency="EUR" office:value="0" calcext:value-type="currency">
            <text:p>0,00 €</text:p>
          </table:table-cell>
          <table:table-cell table:style-name="ce28" table:formula="of:=[.N56]+[.M57]" office:value-type="currency" office:currency="EUR" office:value="939.12" calcext:value-type="currency">
            <text:p>939,12 €</text:p>
          </table:table-cell>
          <table:table-cell table:style-name="ce29" table:formula="of:=[.A57]*budgetjour-[.N57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7]+1" office:value-type="date" office:date-value="2021-07-27" calcext:value-type="date">
            <text:p>mar. 27 juil.</text:p>
          </table:table-cell>
          <table:table-cell table:style-name="ce25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739" calcext:value-type="float">
            <text:p>2739</text:p>
          </table:table-cell>
          <table:table-cell/>
          <table:table-cell table:style-name="ce27" table:formula="of:=[.H57]+[.G58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58]+[.K58]+[.L58]" office:value-type="currency" office:currency="EUR" office:value="0" calcext:value-type="currency">
            <text:p>0,00 €</text:p>
          </table:table-cell>
          <table:table-cell table:style-name="ce28" table:formula="of:=[.N57]+[.M58]" office:value-type="currency" office:currency="EUR" office:value="939.12" calcext:value-type="currency">
            <text:p>939,12 €</text:p>
          </table:table-cell>
          <table:table-cell table:style-name="ce29" table:formula="of:=[.A58]*budgetjour-[.N58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8]+1" office:value-type="date" office:date-value="2021-07-28" calcext:value-type="date">
            <text:p>mer. 28 juil.</text:p>
          </table:table-cell>
          <table:table-cell table:style-name="ce25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739" calcext:value-type="float">
            <text:p>2739</text:p>
          </table:table-cell>
          <table:table-cell/>
          <table:table-cell table:style-name="ce27" table:formula="of:=[.H58]+[.G59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59]+[.K59]+[.L59]" office:value-type="currency" office:currency="EUR" office:value="0" calcext:value-type="currency">
            <text:p>0,00 €</text:p>
          </table:table-cell>
          <table:table-cell table:style-name="ce28" table:formula="of:=[.N58]+[.M59]" office:value-type="currency" office:currency="EUR" office:value="939.12" calcext:value-type="currency">
            <text:p>939,12 €</text:p>
          </table:table-cell>
          <table:table-cell table:style-name="ce29" table:formula="of:=[.A59]*budgetjour-[.N59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59]+1" office:value-type="date" office:date-value="2021-07-29" calcext:value-type="date">
            <text:p>jeu. 29 juil.</text:p>
          </table:table-cell>
          <table:table-cell table:style-name="ce25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739" calcext:value-type="float">
            <text:p>2739</text:p>
          </table:table-cell>
          <table:table-cell/>
          <table:table-cell table:style-name="ce27" table:formula="of:=[.H59]+[.G60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60]+[.K60]+[.L60]" office:value-type="currency" office:currency="EUR" office:value="0" calcext:value-type="currency">
            <text:p>0,00 €</text:p>
          </table:table-cell>
          <table:table-cell table:style-name="ce28" table:formula="of:=[.N59]+[.M60]" office:value-type="currency" office:currency="EUR" office:value="939.12" calcext:value-type="currency">
            <text:p>939,12 €</text:p>
          </table:table-cell>
          <table:table-cell table:style-name="ce29" table:formula="of:=[.A60]*budgetjour-[.N60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0]+1" office:value-type="date" office:date-value="2021-07-30" calcext:value-type="date">
            <text:p>ven. 30 juil.</text:p>
          </table:table-cell>
          <table:table-cell table:style-name="ce25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739" calcext:value-type="float">
            <text:p>2739</text:p>
          </table:table-cell>
          <table:table-cell/>
          <table:table-cell table:style-name="ce27" table:formula="of:=[.H60]+[.G61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61]+[.K61]+[.L61]" office:value-type="currency" office:currency="EUR" office:value="0" calcext:value-type="currency">
            <text:p>0,00 €</text:p>
          </table:table-cell>
          <table:table-cell table:style-name="ce28" table:formula="of:=[.N60]+[.M61]" office:value-type="currency" office:currency="EUR" office:value="939.12" calcext:value-type="currency">
            <text:p>939,12 €</text:p>
          </table:table-cell>
          <table:table-cell table:style-name="ce29" table:formula="of:=[.A61]*budgetjour-[.N61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1]+1" office:value-type="date" office:date-value="2021-07-31" calcext:value-type="date">
            <text:p>sam. 31 juil.</text:p>
          </table:table-cell>
          <table:table-cell table:style-name="ce25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739" calcext:value-type="float">
            <text:p>2739</text:p>
          </table:table-cell>
          <table:table-cell/>
          <table:table-cell table:style-name="ce27" table:formula="of:=[.H61]+[.G62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62]+[.K62]+[.L62]" office:value-type="currency" office:currency="EUR" office:value="0" calcext:value-type="currency">
            <text:p>0,00 €</text:p>
          </table:table-cell>
          <table:table-cell table:style-name="ce28" table:formula="of:=[.N61]+[.M62]" office:value-type="currency" office:currency="EUR" office:value="939.12" calcext:value-type="currency">
            <text:p>939,12 €</text:p>
          </table:table-cell>
          <table:table-cell table:style-name="ce29" table:formula="of:=[.A62]*budgetjour-[.N62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2]+1" office:value-type="date" office:date-value="2021-08-01" calcext:value-type="date">
            <text:p>dim. 1 août</text:p>
          </table:table-cell>
          <table:table-cell table:style-name="ce25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739" calcext:value-type="float">
            <text:p>2739</text:p>
          </table:table-cell>
          <table:table-cell/>
          <table:table-cell table:style-name="ce27" table:formula="of:=[.H62]+[.G63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63]+[.K63]+[.L63]" office:value-type="currency" office:currency="EUR" office:value="0" calcext:value-type="currency">
            <text:p>0,00 €</text:p>
          </table:table-cell>
          <table:table-cell table:style-name="ce28" table:formula="of:=[.N62]+[.M63]" office:value-type="currency" office:currency="EUR" office:value="939.12" calcext:value-type="currency">
            <text:p>939,12 €</text:p>
          </table:table-cell>
          <table:table-cell table:style-name="ce29" table:formula="of:=[.A63]*budgetjour-[.N63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3]+1" office:value-type="date" office:date-value="2021-08-02" calcext:value-type="date">
            <text:p>lun. 2 août</text:p>
          </table:table-cell>
          <table:table-cell table:style-name="ce25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739" calcext:value-type="float">
            <text:p>2739</text:p>
          </table:table-cell>
          <table:table-cell/>
          <table:table-cell table:style-name="ce27" table:formula="of:=[.H63]+[.G64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64]+[.K64]+[.L64]" office:value-type="currency" office:currency="EUR" office:value="0" calcext:value-type="currency">
            <text:p>0,00 €</text:p>
          </table:table-cell>
          <table:table-cell table:style-name="ce28" table:formula="of:=[.N63]+[.M64]" office:value-type="currency" office:currency="EUR" office:value="939.12" calcext:value-type="currency">
            <text:p>939,12 €</text:p>
          </table:table-cell>
          <table:table-cell table:style-name="ce29" table:formula="of:=[.A64]*budgetjour-[.N64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4]+1" office:value-type="date" office:date-value="2021-08-03" calcext:value-type="date">
            <text:p>mar. 3 août</text:p>
          </table:table-cell>
          <table:table-cell table:style-name="ce25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739" calcext:value-type="float">
            <text:p>2739</text:p>
          </table:table-cell>
          <table:table-cell/>
          <table:table-cell table:style-name="ce27" table:formula="of:=[.H64]+[.G65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65]+[.K65]+[.L65]" office:value-type="currency" office:currency="EUR" office:value="0" calcext:value-type="currency">
            <text:p>0,00 €</text:p>
          </table:table-cell>
          <table:table-cell table:style-name="ce28" table:formula="of:=[.N64]+[.M65]" office:value-type="currency" office:currency="EUR" office:value="939.12" calcext:value-type="currency">
            <text:p>939,12 €</text:p>
          </table:table-cell>
          <table:table-cell table:style-name="ce29" table:formula="of:=[.A65]*budgetjour-[.N65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5]+1" office:value-type="date" office:date-value="2021-08-04" calcext:value-type="date">
            <text:p>mer. 4 août</text:p>
          </table:table-cell>
          <table:table-cell table:style-name="ce25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739" calcext:value-type="float">
            <text:p>2739</text:p>
          </table:table-cell>
          <table:table-cell/>
          <table:table-cell table:style-name="ce27" table:formula="of:=[.H65]+[.G66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66]+[.K66]+[.L66]" office:value-type="currency" office:currency="EUR" office:value="0" calcext:value-type="currency">
            <text:p>0,00 €</text:p>
          </table:table-cell>
          <table:table-cell table:style-name="ce28" table:formula="of:=[.N65]+[.M66]" office:value-type="currency" office:currency="EUR" office:value="939.12" calcext:value-type="currency">
            <text:p>939,12 €</text:p>
          </table:table-cell>
          <table:table-cell table:style-name="ce29" table:formula="of:=[.A66]*budgetjour-[.N66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6]+1" office:value-type="date" office:date-value="2021-08-05" calcext:value-type="date">
            <text:p>jeu. 5 août</text:p>
          </table:table-cell>
          <table:table-cell table:style-name="ce25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739" calcext:value-type="float">
            <text:p>2739</text:p>
          </table:table-cell>
          <table:table-cell/>
          <table:table-cell table:style-name="ce27" table:formula="of:=[.H66]+[.G67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67]+[.K67]+[.L67]" office:value-type="currency" office:currency="EUR" office:value="0" calcext:value-type="currency">
            <text:p>0,00 €</text:p>
          </table:table-cell>
          <table:table-cell table:style-name="ce28" table:formula="of:=[.N66]+[.M67]" office:value-type="currency" office:currency="EUR" office:value="939.12" calcext:value-type="currency">
            <text:p>939,12 €</text:p>
          </table:table-cell>
          <table:table-cell table:style-name="ce29" table:formula="of:=[.A67]*budgetjour-[.N67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7]+1" office:value-type="date" office:date-value="2021-08-06" calcext:value-type="date">
            <text:p>ven. 6 août</text:p>
          </table:table-cell>
          <table:table-cell table:style-name="ce25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739" calcext:value-type="float">
            <text:p>2739</text:p>
          </table:table-cell>
          <table:table-cell/>
          <table:table-cell table:style-name="ce27" table:formula="of:=[.H67]+[.G68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68]+[.K68]+[.L68]" office:value-type="currency" office:currency="EUR" office:value="0" calcext:value-type="currency">
            <text:p>0,00 €</text:p>
          </table:table-cell>
          <table:table-cell table:style-name="ce28" table:formula="of:=[.N67]+[.M68]" office:value-type="currency" office:currency="EUR" office:value="939.12" calcext:value-type="currency">
            <text:p>939,12 €</text:p>
          </table:table-cell>
          <table:table-cell table:style-name="ce29" table:formula="of:=[.A68]*budgetjour-[.N68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8]+1" office:value-type="date" office:date-value="2021-08-07" calcext:value-type="date">
            <text:p>sam. 7 août</text:p>
          </table:table-cell>
          <table:table-cell table:style-name="ce25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739" calcext:value-type="float">
            <text:p>2739</text:p>
          </table:table-cell>
          <table:table-cell/>
          <table:table-cell table:style-name="ce27" table:formula="of:=[.H68]+[.G69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69]+[.K69]+[.L69]" office:value-type="currency" office:currency="EUR" office:value="0" calcext:value-type="currency">
            <text:p>0,00 €</text:p>
          </table:table-cell>
          <table:table-cell table:style-name="ce28" table:formula="of:=[.N68]+[.M69]" office:value-type="currency" office:currency="EUR" office:value="939.12" calcext:value-type="currency">
            <text:p>939,12 €</text:p>
          </table:table-cell>
          <table:table-cell table:style-name="ce29" table:formula="of:=[.A69]*budgetjour-[.N69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69]+1" office:value-type="date" office:date-value="2021-08-08" calcext:value-type="date">
            <text:p>dim. 8 août</text:p>
          </table:table-cell>
          <table:table-cell table:style-name="ce25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739" calcext:value-type="float">
            <text:p>2739</text:p>
          </table:table-cell>
          <table:table-cell/>
          <table:table-cell table:style-name="ce27" table:formula="of:=[.H69]+[.G70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70]+[.K70]+[.L70]" office:value-type="currency" office:currency="EUR" office:value="0" calcext:value-type="currency">
            <text:p>0,00 €</text:p>
          </table:table-cell>
          <table:table-cell table:style-name="ce28" table:formula="of:=[.N69]+[.M70]" office:value-type="currency" office:currency="EUR" office:value="939.12" calcext:value-type="currency">
            <text:p>939,12 €</text:p>
          </table:table-cell>
          <table:table-cell table:style-name="ce29" table:formula="of:=[.A70]*budgetjour-[.N70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0]+1" office:value-type="date" office:date-value="2021-08-09" calcext:value-type="date">
            <text:p>lun. 9 août</text:p>
          </table:table-cell>
          <table:table-cell table:style-name="ce25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739" calcext:value-type="float">
            <text:p>2739</text:p>
          </table:table-cell>
          <table:table-cell/>
          <table:table-cell table:style-name="ce27" table:formula="of:=[.H70]+[.G71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71]+[.K71]+[.L71]" office:value-type="currency" office:currency="EUR" office:value="0" calcext:value-type="currency">
            <text:p>0,00 €</text:p>
          </table:table-cell>
          <table:table-cell table:style-name="ce28" table:formula="of:=[.N70]+[.M71]" office:value-type="currency" office:currency="EUR" office:value="939.12" calcext:value-type="currency">
            <text:p>939,12 €</text:p>
          </table:table-cell>
          <table:table-cell table:style-name="ce29" table:formula="of:=[.A71]*budgetjour-[.N71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1]+1" office:value-type="date" office:date-value="2021-08-10" calcext:value-type="date">
            <text:p>mar. 10 août</text:p>
          </table:table-cell>
          <table:table-cell table:style-name="ce25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739" calcext:value-type="float">
            <text:p>2739</text:p>
          </table:table-cell>
          <table:table-cell/>
          <table:table-cell table:style-name="ce27" table:formula="of:=[.H71]+[.G72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72]+[.K72]+[.L72]" office:value-type="currency" office:currency="EUR" office:value="0" calcext:value-type="currency">
            <text:p>0,00 €</text:p>
          </table:table-cell>
          <table:table-cell table:style-name="ce28" table:formula="of:=[.N71]+[.M72]" office:value-type="currency" office:currency="EUR" office:value="939.12" calcext:value-type="currency">
            <text:p>939,12 €</text:p>
          </table:table-cell>
          <table:table-cell table:style-name="ce29" table:formula="of:=[.A72]*budgetjour-[.N72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2]+1" office:value-type="date" office:date-value="2021-08-11" calcext:value-type="date">
            <text:p>mer. 11 août</text:p>
          </table:table-cell>
          <table:table-cell table:style-name="ce25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739" calcext:value-type="float">
            <text:p>2739</text:p>
          </table:table-cell>
          <table:table-cell/>
          <table:table-cell table:style-name="ce27" table:formula="of:=[.H72]+[.G73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73]+[.K73]+[.L73]" office:value-type="currency" office:currency="EUR" office:value="0" calcext:value-type="currency">
            <text:p>0,00 €</text:p>
          </table:table-cell>
          <table:table-cell table:style-name="ce28" table:formula="of:=[.N72]+[.M73]" office:value-type="currency" office:currency="EUR" office:value="939.12" calcext:value-type="currency">
            <text:p>939,12 €</text:p>
          </table:table-cell>
          <table:table-cell table:style-name="ce29" table:formula="of:=[.A73]*budgetjour-[.N73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3]+1" office:value-type="date" office:date-value="2021-08-12" calcext:value-type="date">
            <text:p>jeu. 12 août</text:p>
          </table:table-cell>
          <table:table-cell table:style-name="ce25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739" calcext:value-type="float">
            <text:p>2739</text:p>
          </table:table-cell>
          <table:table-cell/>
          <table:table-cell table:style-name="ce27" table:formula="of:=[.H73]+[.G74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74]+[.K74]+[.L74]" office:value-type="currency" office:currency="EUR" office:value="0" calcext:value-type="currency">
            <text:p>0,00 €</text:p>
          </table:table-cell>
          <table:table-cell table:style-name="ce28" table:formula="of:=[.N73]+[.M74]" office:value-type="currency" office:currency="EUR" office:value="939.12" calcext:value-type="currency">
            <text:p>939,12 €</text:p>
          </table:table-cell>
          <table:table-cell table:style-name="ce29" table:formula="of:=[.A74]*budgetjour-[.N74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4]+1" office:value-type="date" office:date-value="2021-08-13" calcext:value-type="date">
            <text:p>ven. 13 août</text:p>
          </table:table-cell>
          <table:table-cell table:style-name="ce25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739" calcext:value-type="float">
            <text:p>2739</text:p>
          </table:table-cell>
          <table:table-cell/>
          <table:table-cell table:style-name="ce27" table:formula="of:=[.H74]+[.G75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75]+[.K75]+[.L75]" office:value-type="currency" office:currency="EUR" office:value="0" calcext:value-type="currency">
            <text:p>0,00 €</text:p>
          </table:table-cell>
          <table:table-cell table:style-name="ce28" table:formula="of:=[.N74]+[.M75]" office:value-type="currency" office:currency="EUR" office:value="939.12" calcext:value-type="currency">
            <text:p>939,12 €</text:p>
          </table:table-cell>
          <table:table-cell table:style-name="ce29" table:formula="of:=[.A75]*budgetjour-[.N75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5]+1" office:value-type="date" office:date-value="2021-08-14" calcext:value-type="date">
            <text:p>sam. 14 août</text:p>
          </table:table-cell>
          <table:table-cell table:style-name="ce25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739" calcext:value-type="float">
            <text:p>2739</text:p>
          </table:table-cell>
          <table:table-cell/>
          <table:table-cell table:style-name="ce27" table:formula="of:=[.H75]+[.G76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76]+[.K76]+[.L76]" office:value-type="currency" office:currency="EUR" office:value="0" calcext:value-type="currency">
            <text:p>0,00 €</text:p>
          </table:table-cell>
          <table:table-cell table:style-name="ce28" table:formula="of:=[.N75]+[.M76]" office:value-type="currency" office:currency="EUR" office:value="939.12" calcext:value-type="currency">
            <text:p>939,12 €</text:p>
          </table:table-cell>
          <table:table-cell table:style-name="ce29" table:formula="of:=[.A76]*budgetjour-[.N76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6]+1" office:value-type="date" office:date-value="2021-08-15" calcext:value-type="date">
            <text:p>dim. 15 août</text:p>
          </table:table-cell>
          <table:table-cell table:style-name="ce25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739" calcext:value-type="float">
            <text:p>2739</text:p>
          </table:table-cell>
          <table:table-cell/>
          <table:table-cell table:style-name="ce27" table:formula="of:=[.H76]+[.G77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77]+[.K77]+[.L77]" office:value-type="currency" office:currency="EUR" office:value="0" calcext:value-type="currency">
            <text:p>0,00 €</text:p>
          </table:table-cell>
          <table:table-cell table:style-name="ce28" table:formula="of:=[.N76]+[.M77]" office:value-type="currency" office:currency="EUR" office:value="939.12" calcext:value-type="currency">
            <text:p>939,12 €</text:p>
          </table:table-cell>
          <table:table-cell table:style-name="ce29" table:formula="of:=[.A77]*budgetjour-[.N77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7]+1" office:value-type="date" office:date-value="2021-08-16" calcext:value-type="date">
            <text:p>lun. 16 août</text:p>
          </table:table-cell>
          <table:table-cell table:style-name="ce25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739" calcext:value-type="float">
            <text:p>2739</text:p>
          </table:table-cell>
          <table:table-cell/>
          <table:table-cell table:style-name="ce27" table:formula="of:=[.H77]+[.G78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78]+[.K78]+[.L78]" office:value-type="currency" office:currency="EUR" office:value="0" calcext:value-type="currency">
            <text:p>0,00 €</text:p>
          </table:table-cell>
          <table:table-cell table:style-name="ce28" table:formula="of:=[.N77]+[.M78]" office:value-type="currency" office:currency="EUR" office:value="939.12" calcext:value-type="currency">
            <text:p>939,12 €</text:p>
          </table:table-cell>
          <table:table-cell table:style-name="ce29" table:formula="of:=[.A78]*budgetjour-[.N78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8]+1" office:value-type="date" office:date-value="2021-08-17" calcext:value-type="date">
            <text:p>mar. 17 août</text:p>
          </table:table-cell>
          <table:table-cell table:style-name="ce25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739" calcext:value-type="float">
            <text:p>2739</text:p>
          </table:table-cell>
          <table:table-cell/>
          <table:table-cell table:style-name="ce27" table:formula="of:=[.H78]+[.G79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79]+[.K79]+[.L79]" office:value-type="currency" office:currency="EUR" office:value="0" calcext:value-type="currency">
            <text:p>0,00 €</text:p>
          </table:table-cell>
          <table:table-cell table:style-name="ce28" table:formula="of:=[.N78]+[.M79]" office:value-type="currency" office:currency="EUR" office:value="939.12" calcext:value-type="currency">
            <text:p>939,12 €</text:p>
          </table:table-cell>
          <table:table-cell table:style-name="ce29" table:formula="of:=[.A79]*budgetjour-[.N79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79]+1" office:value-type="date" office:date-value="2021-08-18" calcext:value-type="date">
            <text:p>mer. 18 août</text:p>
          </table:table-cell>
          <table:table-cell table:style-name="ce25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739" calcext:value-type="float">
            <text:p>2739</text:p>
          </table:table-cell>
          <table:table-cell/>
          <table:table-cell table:style-name="ce27" table:formula="of:=[.H79]+[.G80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80]+[.K80]+[.L80]" office:value-type="currency" office:currency="EUR" office:value="0" calcext:value-type="currency">
            <text:p>0,00 €</text:p>
          </table:table-cell>
          <table:table-cell table:style-name="ce28" table:formula="of:=[.N79]+[.M80]" office:value-type="currency" office:currency="EUR" office:value="939.12" calcext:value-type="currency">
            <text:p>939,12 €</text:p>
          </table:table-cell>
          <table:table-cell table:style-name="ce29" table:formula="of:=[.A80]*budgetjour-[.N80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0]+1" office:value-type="date" office:date-value="2021-08-19" calcext:value-type="date">
            <text:p>jeu. 19 août</text:p>
          </table:table-cell>
          <table:table-cell table:style-name="ce25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739" calcext:value-type="float">
            <text:p>2739</text:p>
          </table:table-cell>
          <table:table-cell/>
          <table:table-cell table:style-name="ce27" table:formula="of:=[.H80]+[.G81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81]+[.K81]+[.L81]" office:value-type="currency" office:currency="EUR" office:value="0" calcext:value-type="currency">
            <text:p>0,00 €</text:p>
          </table:table-cell>
          <table:table-cell table:style-name="ce28" table:formula="of:=[.N80]+[.M81]" office:value-type="currency" office:currency="EUR" office:value="939.12" calcext:value-type="currency">
            <text:p>939,12 €</text:p>
          </table:table-cell>
          <table:table-cell table:style-name="ce29" table:formula="of:=[.A81]*budgetjour-[.N81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1]+1" office:value-type="date" office:date-value="2021-08-20" calcext:value-type="date">
            <text:p>ven. 20 août</text:p>
          </table:table-cell>
          <table:table-cell table:style-name="ce25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739" calcext:value-type="float">
            <text:p>2739</text:p>
          </table:table-cell>
          <table:table-cell/>
          <table:table-cell table:style-name="ce27" table:formula="of:=[.H81]+[.G82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82]+[.K82]+[.L82]" office:value-type="currency" office:currency="EUR" office:value="0" calcext:value-type="currency">
            <text:p>0,00 €</text:p>
          </table:table-cell>
          <table:table-cell table:style-name="ce28" table:formula="of:=[.N81]+[.M82]" office:value-type="currency" office:currency="EUR" office:value="939.12" calcext:value-type="currency">
            <text:p>939,12 €</text:p>
          </table:table-cell>
          <table:table-cell table:style-name="ce29" table:formula="of:=[.A82]*budgetjour-[.N82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2]+1" office:value-type="date" office:date-value="2021-08-21" calcext:value-type="date">
            <text:p>sam. 21 août</text:p>
          </table:table-cell>
          <table:table-cell table:style-name="ce25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739" calcext:value-type="float">
            <text:p>2739</text:p>
          </table:table-cell>
          <table:table-cell/>
          <table:table-cell table:style-name="ce27" table:formula="of:=[.H82]+[.G83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83]+[.K83]+[.L83]" office:value-type="currency" office:currency="EUR" office:value="0" calcext:value-type="currency">
            <text:p>0,00 €</text:p>
          </table:table-cell>
          <table:table-cell table:style-name="ce28" table:formula="of:=[.N82]+[.M83]" office:value-type="currency" office:currency="EUR" office:value="939.12" calcext:value-type="currency">
            <text:p>939,12 €</text:p>
          </table:table-cell>
          <table:table-cell table:style-name="ce29" table:formula="of:=[.A83]*budgetjour-[.N83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3]+1" office:value-type="date" office:date-value="2021-08-22" calcext:value-type="date">
            <text:p>dim. 22 août</text:p>
          </table:table-cell>
          <table:table-cell table:style-name="ce25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739" calcext:value-type="float">
            <text:p>2739</text:p>
          </table:table-cell>
          <table:table-cell/>
          <table:table-cell table:style-name="ce27" table:formula="of:=[.H83]+[.G84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84]+[.K84]+[.L84]" office:value-type="currency" office:currency="EUR" office:value="0" calcext:value-type="currency">
            <text:p>0,00 €</text:p>
          </table:table-cell>
          <table:table-cell table:style-name="ce28" table:formula="of:=[.N83]+[.M84]" office:value-type="currency" office:currency="EUR" office:value="939.12" calcext:value-type="currency">
            <text:p>939,12 €</text:p>
          </table:table-cell>
          <table:table-cell table:style-name="ce29" table:formula="of:=[.A84]*budgetjour-[.N84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4]+1" office:value-type="date" office:date-value="2021-08-23" calcext:value-type="date">
            <text:p>lun. 23 août</text:p>
          </table:table-cell>
          <table:table-cell table:style-name="ce25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739" calcext:value-type="float">
            <text:p>2739</text:p>
          </table:table-cell>
          <table:table-cell/>
          <table:table-cell table:style-name="ce27" table:formula="of:=[.H84]+[.G85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85]+[.K85]+[.L85]" office:value-type="currency" office:currency="EUR" office:value="0" calcext:value-type="currency">
            <text:p>0,00 €</text:p>
          </table:table-cell>
          <table:table-cell table:style-name="ce28" table:formula="of:=[.N84]+[.M85]" office:value-type="currency" office:currency="EUR" office:value="939.12" calcext:value-type="currency">
            <text:p>939,12 €</text:p>
          </table:table-cell>
          <table:table-cell table:style-name="ce29" table:formula="of:=[.A85]*budgetjour-[.N85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5]+1" office:value-type="date" office:date-value="2021-08-24" calcext:value-type="date">
            <text:p>mar. 24 août</text:p>
          </table:table-cell>
          <table:table-cell table:style-name="ce25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739" calcext:value-type="float">
            <text:p>2739</text:p>
          </table:table-cell>
          <table:table-cell/>
          <table:table-cell table:style-name="ce27" table:formula="of:=[.H85]+[.G86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86]+[.K86]+[.L86]" office:value-type="currency" office:currency="EUR" office:value="0" calcext:value-type="currency">
            <text:p>0,00 €</text:p>
          </table:table-cell>
          <table:table-cell table:style-name="ce28" table:formula="of:=[.N85]+[.M86]" office:value-type="currency" office:currency="EUR" office:value="939.12" calcext:value-type="currency">
            <text:p>939,12 €</text:p>
          </table:table-cell>
          <table:table-cell table:style-name="ce29" table:formula="of:=[.A86]*budgetjour-[.N86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6]+1" office:value-type="date" office:date-value="2021-08-25" calcext:value-type="date">
            <text:p>mer. 25 août</text:p>
          </table:table-cell>
          <table:table-cell table:style-name="ce25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739" calcext:value-type="float">
            <text:p>2739</text:p>
          </table:table-cell>
          <table:table-cell/>
          <table:table-cell table:style-name="ce27" table:formula="of:=[.H86]+[.G87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87]+[.K87]+[.L87]" office:value-type="currency" office:currency="EUR" office:value="0" calcext:value-type="currency">
            <text:p>0,00 €</text:p>
          </table:table-cell>
          <table:table-cell table:style-name="ce28" table:formula="of:=[.N86]+[.M87]" office:value-type="currency" office:currency="EUR" office:value="939.12" calcext:value-type="currency">
            <text:p>939,12 €</text:p>
          </table:table-cell>
          <table:table-cell table:style-name="ce29" table:formula="of:=[.A87]*budgetjour-[.N87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7]+1" office:value-type="date" office:date-value="2021-08-26" calcext:value-type="date">
            <text:p>jeu. 26 août</text:p>
          </table:table-cell>
          <table:table-cell table:style-name="ce25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739" calcext:value-type="float">
            <text:p>2739</text:p>
          </table:table-cell>
          <table:table-cell/>
          <table:table-cell table:style-name="ce27" table:formula="of:=[.H87]+[.G88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88]+[.K88]+[.L88]" office:value-type="currency" office:currency="EUR" office:value="0" calcext:value-type="currency">
            <text:p>0,00 €</text:p>
          </table:table-cell>
          <table:table-cell table:style-name="ce28" table:formula="of:=[.N87]+[.M88]" office:value-type="currency" office:currency="EUR" office:value="939.12" calcext:value-type="currency">
            <text:p>939,12 €</text:p>
          </table:table-cell>
          <table:table-cell table:style-name="ce29" table:formula="of:=[.A88]*budgetjour-[.N88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8]+1" office:value-type="date" office:date-value="2021-08-27" calcext:value-type="date">
            <text:p>ven. 27 août</text:p>
          </table:table-cell>
          <table:table-cell table:style-name="ce25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739" calcext:value-type="float">
            <text:p>2739</text:p>
          </table:table-cell>
          <table:table-cell/>
          <table:table-cell table:style-name="ce27" table:formula="of:=[.H88]+[.G89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89]+[.K89]+[.L89]" office:value-type="currency" office:currency="EUR" office:value="0" calcext:value-type="currency">
            <text:p>0,00 €</text:p>
          </table:table-cell>
          <table:table-cell table:style-name="ce28" table:formula="of:=[.N88]+[.M89]" office:value-type="currency" office:currency="EUR" office:value="939.12" calcext:value-type="currency">
            <text:p>939,12 €</text:p>
          </table:table-cell>
          <table:table-cell table:style-name="ce29" table:formula="of:=[.A89]*budgetjour-[.N89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89]+1" office:value-type="date" office:date-value="2021-08-28" calcext:value-type="date">
            <text:p>sam. 28 août</text:p>
          </table:table-cell>
          <table:table-cell table:style-name="ce25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739" calcext:value-type="float">
            <text:p>2739</text:p>
          </table:table-cell>
          <table:table-cell/>
          <table:table-cell table:style-name="ce27" table:formula="of:=[.H89]+[.G90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90]+[.K90]+[.L90]" office:value-type="currency" office:currency="EUR" office:value="0" calcext:value-type="currency">
            <text:p>0,00 €</text:p>
          </table:table-cell>
          <table:table-cell table:style-name="ce28" table:formula="of:=[.N89]+[.M90]" office:value-type="currency" office:currency="EUR" office:value="939.12" calcext:value-type="currency">
            <text:p>939,12 €</text:p>
          </table:table-cell>
          <table:table-cell table:style-name="ce29" table:formula="of:=[.A90]*budgetjour-[.N90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90]+1" office:value-type="date" office:date-value="2021-08-29" calcext:value-type="date">
            <text:p>dim. 29 août</text:p>
          </table:table-cell>
          <table:table-cell table:style-name="ce25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739" calcext:value-type="float">
            <text:p>2739</text:p>
          </table:table-cell>
          <table:table-cell/>
          <table:table-cell table:style-name="ce27" table:formula="of:=[.H90]+[.G91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91]+[.K91]+[.L91]" office:value-type="currency" office:currency="EUR" office:value="0" calcext:value-type="currency">
            <text:p>0,00 €</text:p>
          </table:table-cell>
          <table:table-cell table:style-name="ce28" table:formula="of:=[.N90]+[.M91]" office:value-type="currency" office:currency="EUR" office:value="939.12" calcext:value-type="currency">
            <text:p>939,12 €</text:p>
          </table:table-cell>
          <table:table-cell table:style-name="ce29" table:formula="of:=[.A91]*budgetjour-[.N91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91]+1" office:value-type="date" office:date-value="2021-08-30" calcext:value-type="date">
            <text:p>lun. 30 août</text:p>
          </table:table-cell>
          <table:table-cell table:style-name="ce25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739" calcext:value-type="float">
            <text:p>2739</text:p>
          </table:table-cell>
          <table:table-cell/>
          <table:table-cell table:style-name="ce27" table:formula="of:=[.H91]+[.G92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92]+[.K92]+[.L92]" office:value-type="currency" office:currency="EUR" office:value="0" calcext:value-type="currency">
            <text:p>0,00 €</text:p>
          </table:table-cell>
          <table:table-cell table:style-name="ce28" table:formula="of:=[.N91]+[.M92]" office:value-type="currency" office:currency="EUR" office:value="939.12" calcext:value-type="currency">
            <text:p>939,12 €</text:p>
          </table:table-cell>
          <table:table-cell table:style-name="ce29" table:formula="of:=[.A92]*budgetjour-[.N92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92]+1" office:value-type="date" office:date-value="2021-08-31" calcext:value-type="date">
            <text:p>mar. 31 août</text:p>
          </table:table-cell>
          <table:table-cell table:style-name="ce25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739" calcext:value-type="float">
            <text:p>2739</text:p>
          </table:table-cell>
          <table:table-cell/>
          <table:table-cell table:style-name="ce27" table:formula="of:=[.H92]+[.G93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93]+[.K93]+[.L93]" office:value-type="currency" office:currency="EUR" office:value="0" calcext:value-type="currency">
            <text:p>0,00 €</text:p>
          </table:table-cell>
          <table:table-cell table:style-name="ce28" table:formula="of:=[.N92]+[.M93]" office:value-type="currency" office:currency="EUR" office:value="939.12" calcext:value-type="currency">
            <text:p>939,12 €</text:p>
          </table:table-cell>
          <table:table-cell table:style-name="ce29" table:formula="of:=[.A93]*budgetjour-[.N93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93]+1" office:value-type="date" office:date-value="2021-09-01" calcext:value-type="date">
            <text:p>mer. 1 sept.</text:p>
          </table:table-cell>
          <table:table-cell table:style-name="ce25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739" calcext:value-type="float">
            <text:p>2739</text:p>
          </table:table-cell>
          <table:table-cell/>
          <table:table-cell table:style-name="ce27" table:formula="of:=[.H93]+[.G94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94]+[.K94]+[.L94]" office:value-type="currency" office:currency="EUR" office:value="0" calcext:value-type="currency">
            <text:p>0,00 €</text:p>
          </table:table-cell>
          <table:table-cell table:style-name="ce28" table:formula="of:=[.N93]+[.M94]" office:value-type="currency" office:currency="EUR" office:value="939.12" calcext:value-type="currency">
            <text:p>939,12 €</text:p>
          </table:table-cell>
          <table:table-cell table:style-name="ce29" table:formula="of:=[.A94]*budgetjour-[.N94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table:formula="of:=[.B94]+1" office:value-type="date" office:date-value="2021-09-02" calcext:value-type="date">
            <text:p>jeu. 2 sept.</text:p>
          </table:table-cell>
          <table:table-cell table:style-name="ce25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739" calcext:value-type="float">
            <text:p>2739</text:p>
          </table:table-cell>
          <table:table-cell/>
          <table:table-cell table:style-name="ce27" table:formula="of:=[.H94]+[.G95]" office:value-type="float" office:value="20795" calcext:value-type="float">
            <text:p>20795,00</text:p>
          </table:table-cell>
          <table:table-cell table:number-columns-repeated="4"/>
          <table:table-cell table:style-name="ce28" table:formula="of:=[.J95]+[.K95]+[.L95]" office:value-type="currency" office:currency="EUR" office:value="0" calcext:value-type="currency">
            <text:p>0,00 €</text:p>
          </table:table-cell>
          <table:table-cell table:style-name="ce28" table:formula="of:=[.N94]+[.M95]" office:value-type="currency" office:currency="EUR" office:value="939.12" calcext:value-type="currency">
            <text:p>939,12 €</text:p>
          </table:table-cell>
          <table:table-cell table:style-name="ce29" table:formula="of:=[.A95]*budgetjour-[.N95]" office:value-type="currency" office:currency="EUR" office:value="530.88" calcext:value-type="currency">
            <text:p>530,88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7" table:number-columns-repeated="3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23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3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3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3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euille3" table:style-name="ta1">
        <table:table-column table:style-name="co17" table:default-cell-style-name="ce9"/>
        <table:table-column table:style-name="co17" table:default-cell-style-name="ce20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9:50:31.0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4T19:51:20.906000000</dc:date>
    <meta:editing-duration>P4DT19H44M30S</meta:editing-duration>
    <meta:editing-cycles>97</meta:editing-cycles>
    <meta:generator>LibreOffice/7.1.2.2$Windows_X86_64 LibreOffice_project/8a45595d069ef5570103caea1b71cc9d82b2aae4</meta:generator>
    <meta:document-statistic meta:table-count="3" meta:cell-count="1202" meta:object-count="0"/>
    <meta:user-defined meta:name="Info 1"/>
    <meta:user-defined meta:name="Info 2"/>
    <meta:user-defined meta:name="Info 3"/>
    <meta:user-defined meta:name="Info 4"/>
  </office:meta>
</office:document-meta>
</file>